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da76" officeooo:paragraph-rsid="0005da76"/>
    </style:style>
    <style:style style:name="T1" style:family="text">
      <style:text-properties officeooo:rsid="0007b0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rating three address statements for if else program with array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23:50:10.998695219</meta:creation-date>
    <dc:date>2018-04-04T00:22:32.595773815</dc:date>
    <meta:editing-duration>P0D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10" meta:character-count="68" meta:non-whitespace-character-count="59"/>
  </office:meta>
</office:document-meta>
</file>